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72410438" calcext:value-type="float">
            <text:p>172410438</text:p>
          </table:table-cell>
          <table:table-cell table:style-name="ce1" office:value-type="float" office:value="4.42172312641851" calcext:value-type="float">
            <text:p>4,42</text:p>
          </table:table-cell>
          <table:table-cell table:style-name="ce2" table:formula="of:=(1000000*[.D2])/[.C2]" office:value-type="float" office:value="0.0256464932037265" calcext:value-type="float">
            <text:p>0,03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5.86837773763008" calcext:value-type="float">
            <text:p>5,87</text:p>
          </table:table-cell>
          <table:table-cell table:formula="of:=(1000000*[.D3])/[.C3]" office:value-type="float" office:value="0.00234857047284153" calcext:value-type="float">
            <text:p>0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4])/[.C4]" office:value-type="float" office:value="0.00176960803105713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41:58.6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1S</meta:editing-duration>
    <meta:editing-cycles>5</meta:editing-cycles>
    <meta:generator>LibreOffice/5.2.0.4$Windows_x86 LibreOffice_project/066b007f5ebcc236395c7d282ba488bca6720265</meta:generator>
    <dc:date>2016-08-14T11:43:11.897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